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138cm"/>
    </style:style>
    <style:style style:name="co3" style:family="table-column">
      <style:table-column-properties fo:break-before="auto" style:column-width="6.415cm"/>
    </style:style>
    <style:style style:name="co4" style:family="table-column">
      <style:table-column-properties fo:break-before="auto" style:column-width="2.584cm"/>
    </style:style>
    <style:style style:name="co5" style:family="table-column">
      <style:table-column-properties fo:break-before="auto" style:column-width="1.753cm"/>
    </style:style>
    <style:style style:name="co6" style:family="table-column">
      <style:table-column-properties fo:break-before="auto" style:column-width="3.612cm"/>
    </style:style>
    <style:style style:name="co7" style:family="table-column">
      <style:table-column-properties fo:break-before="auto" style:column-width="7.99cm"/>
    </style:style>
    <style:style style:name="co8" style:family="table-column">
      <style:table-column-properties fo:break-before="auto" style:column-width="2.224cm"/>
    </style:style>
    <style:style style:name="co9" style:family="table-column">
      <style:table-column-properties fo:break-before="auto" style:column-width="2.612cm"/>
    </style:style>
    <style:style style:name="co10" style:family="table-column">
      <style:table-column-properties fo:break-before="auto" style:column-width="2.168cm"/>
    </style:style>
    <style:style style:name="co11" style:family="table-column">
      <style:table-column-properties fo:break-before="auto" style:column-width="2.94cm"/>
    </style:style>
    <style:style style:name="co12" style:family="table-column">
      <style:table-column-properties fo:break-before="auto" style:column-width="3.884cm"/>
    </style:style>
    <style:style style:name="co13" style:family="table-column">
      <style:table-column-properties fo:break-before="auto" style:column-width="5.466cm"/>
    </style:style>
    <style:style style:name="ro1" style:family="table-row">
      <style:table-row-properties style:row-height="0.429cm" fo:break-before="auto" style:use-optimal-row-height="true"/>
    </style:style>
    <style:style style:name="ro2" style:family="table-row">
      <style:table-row-properties style:row-height="0.413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ro4" style:family="table-row">
      <style:table-row-properties style:row-height="1.32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cc33"/>
    </style:style>
    <style:style style:name="ce3" style:family="table-cell" style:parent-style-name="Default">
      <style:table-cell-properties fo:background-color="#009933"/>
    </style:style>
    <style:style style:name="ce4" style:family="table-cell" style:parent-style-name="Default">
      <style:table-cell-properties fo:background-color="#ff3333"/>
    </style:style>
    <style:style style:name="ce5" style:family="table-cell" style:parent-style-name="Default">
      <style:text-properties fo:color="#ff3333"/>
    </style:style>
  </office:automatic-styles>
  <office:body>
    <office:spreadsheet>
      <table:table table:name="KW et Pages" table:style-name="ta1" table:print="false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>
            <text:p>Keyword</text:p>
          </table:table-cell>
          <table:table-cell table:style-name="ce1" office:value-type="string">
            <text:p>Page</text:p>
          </table:table-cell>
          <table:table-cell table:style-name="ce1" office:value-type="string">
            <text:p>Contenu</text:p>
          </table:table-cell>
          <table:table-cell table:style-name="ce1" office:value-type="string">
            <text:p>Remarque</text:p>
          </table:table-cell>
          <table:table-cell table:style-name="ce1" table:number-columns-repeated="1020"/>
        </table:table-row>
        <table:table-row table:style-name="ro2">
          <table:table-cell office:value-type="string">
            <text:p>santé chien</text:p>
          </table:table-cell>
          <table:table-cell table:number-columns-repeated="1023"/>
        </table:table-row>
        <table:table-row table:style-name="ro2">
          <table:table-cell office:value-type="string">
            <text:p>mutuelle chien</text:p>
          </table:table-cell>
          <table:table-cell table:number-columns-repeated="1023"/>
        </table:table-row>
        <table:table-row table:style-name="ro2">
          <table:table-cell office:value-type="string">
            <text:p>assurance chien</text:p>
          </table:table-cell>
          <table:table-cell table:number-columns-repeated="1023"/>
        </table:table-row>
        <table:table-row table:style-name="ro2">
          <table:table-cell office:value-type="string">
            <text:p>bien être chien</text:p>
          </table:table-cell>
          <table:table-cell table:number-columns-repeated="1023"/>
        </table:table-row>
        <table:table-row table:style-name="ro2">
          <table:table-cell office:value-type="string">
            <text:p>soigner chien</text:p>
          </table:table-cell>
          <table:table-cell table:number-columns-repeated="1023"/>
        </table:table-row>
        <table:table-row table:style-name="ro2">
          <table:table-cell office:value-type="string">
            <text:p>assurer son chien</text:p>
          </table:table-cell>
          <table:table-cell table:number-columns-repeated="1023"/>
        </table:table-row>
      </table:table>
      <table:table table:name="Feuille1" table:style-name="ta1" table:print="false">
        <office:forms form:automatic-focus="false" form:apply-design-mode="false"/>
        <table:table-column table:style-name="co2" table:visibility="collapse" table:default-cell-style-name="Default"/>
        <table:table-column table:style-name="co3" table:default-cell-style-name="Default"/>
        <table:table-column table:style-name="co4" table:visibility="collapse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visibility="collapse" table:default-cell-style-name="Default"/>
        <table:table-column table:style-name="co1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number-columns-repeated="1010" table:default-cell-style-name="Default"/>
        <table:table-row table:style-name="ro3">
          <table:table-cell table:style-name="ce1" office:value-type="string">
            <text:p>Ad Group</text:p>
          </table:table-cell>
          <table:table-cell table:style-name="ce1" office:value-type="string">
            <text:p>Keyword</text:p>
          </table:table-cell>
          <table:table-cell table:style-name="ce1" office:value-type="string">
            <text:p>Keyword Type</text:p>
          </table:table-cell>
          <table:table-cell table:style-name="ce1" office:value-type="string">
            <text:p>Currency</text:p>
          </table:table-cell>
          <table:table-cell table:style-name="ce1" office:value-type="string">
            <text:p>Segmentation</text:p>
          </table:table-cell>
          <table:table-cell table:style-name="ce1" office:value-type="string">
            <text:p>Avg. Monthly Searches (exact match only)</text:p>
          </table:table-cell>
          <table:table-cell table:style-name="ce1" office:value-type="string">
            <text:p>Competition</text:p>
          </table:table-cell>
          <table:table-cell table:style-name="ce1" office:value-type="string">
            <text:p>Suggested bid</text:p>
          </table:table-cell>
          <table:table-cell table:style-name="ce1" office:value-type="string">
            <text:p>Impr. Share</text:p>
          </table:table-cell>
          <table:table-cell table:style-name="ce1"/>
          <table:table-cell table:style-name="ce1" office:value-type="string">
            <text:p>mot clé choisi</text:p>
          </table:table-cell>
          <table:table-cell table:style-name="ce1" office:value-type="string">
            <text:p>type de page</text:p>
          </table:table-cell>
          <table:table-cell table:style-name="ce1" office:value-type="string">
            <text:p>url page</text:p>
          </table:table-cell>
          <table:table-cell table:style-name="ce1"/>
          <table:table-cell table:style-name="ce1" office:value-type="string">
            <text:p>article satellite</text:p>
          </table:table-cell>
          <table:table-cell table:style-name="ce1" office:value-type="string">
            <text:p>Position</text:p>
          </table:table-cell>
          <table:table-cell table:style-name="ce1" table:number-columns-repeated="1006"/>
          <table:table-cell table:number-columns-repeated="2"/>
        </table:table-row>
        <table:table-row table:style-name="ro1">
          <table:table-cell office:value-type="string">
            <text:p>Canin</text:p>
          </table:table-cell>
          <table:table-cell office:value-type="string">
            <text:p>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santé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typ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tress</text:p>
          </table:table-cell>
          <table:table-cell office:value-type="string">
            <text:p>de stress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l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animal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massag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pou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meilleur animal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hien categor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hypn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ami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omm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v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thérap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res fatigu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iy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table:number-columns-repeated="3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massage hypno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etre plus cal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table:number-columns-repeated="4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le 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chie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un chien heur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et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1">
            <text:p>0,0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chien le plu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meille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meilleur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les 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égorie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2">
            <text:p>0,0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typ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origine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no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3">
            <text:p>0,0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pet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800">
            <text:p>14800</text:p>
          </table:table-cell>
          <table:table-cell office:value-type="float" office:value="0.04">
            <text:p>0,0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chien de thérap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pa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bon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4">
            <text:p>0,0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oigner</text:p>
          </table:table-cell>
          <table:table-cell office:value-type="string">
            <text:p>comment soigner gripp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05">
            <text:p>0,0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u Chien</text:p>
          </table:table-cell>
          <table:table-cell office:value-type="string">
            <text:p>attitud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office:value-type="float" office:value="0.03">
            <text:p>0,0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chien massag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chien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e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5">
            <text:p>0,0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plus grand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chl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aidons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6">
            <text:p>0,0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jeux de coiff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07">
            <text:p>0,07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Magasin Animaux</text:p>
          </table:table-cell>
          <table:table-cell office:value-type="string">
            <text:p>les therap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7">
            <text:p>0,0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hien compor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8">
            <text:p>0,08</text:p>
          </table:table-cell>
          <table:table-cell office:value-type="float" office:value="1.61">
            <text:p>1,6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08">
            <text:p>0,08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ite Chien</text:p>
          </table:table-cell>
          <table:table-cell office:value-type="string">
            <text:p>chien s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8">
            <text:p>0,0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09">
            <text:p>0,09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es les races d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09">
            <text:p>0,09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jeu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09">
            <text:p>0,0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e les ra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09">
            <text:p>0,09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 Chien</text:p>
          </table:table-cell>
          <table:table-cell office:value-type="string">
            <text:p>info s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09">
            <text:p>0,0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">
            <text:p>0,1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anxiété séparati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thérape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">
            <text:p>0,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table:style-name="ce5" office:value-type="string">
            <text:p>jeux de chien</text:p>
          </table:table-cell>
          <table:table-cell table:style-name="ce5" office:value-type="string">
            <text:p>Broad</text:p>
          </table:table-cell>
          <table:table-cell table:style-name="ce5" office:value-type="string">
            <text:p>EUR</text:p>
          </table:table-cell>
          <table:table-cell table:style-name="ce5"/>
          <table:table-cell table:style-name="ce5" office:value-type="float" office:value="9900">
            <text:p>9900</text:p>
          </table:table-cell>
          <table:table-cell table:style-name="ce5" office:value-type="float" office:value="0.11">
            <text:p>0,11</text:p>
          </table:table-cell>
          <table:table-cell table:style-name="ce5" office:value-type="float" office:value="0.54">
            <text:p>0,54</text:p>
          </table:table-cell>
          <table:table-cell table:style-name="ce5" office:value-type="float" office:value="0">
            <text:p>0</text:p>
          </table:table-cell>
          <table:table-cell table:style-name="ce5" table:number-columns-repeated="2"/>
          <table:table-cell office:value-type="string">
            <text:p>article blog</text:p>
          </table:table-cell>
          <table:table-cell table:number-columns-repeated="1012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des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é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2">
            <text:p>0,12</text:p>
          </table:table-cell>
          <table:table-cell office:value-type="float" office:value="1.11">
            <text:p>1,1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12">
            <text:p>0,12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2">
            <text:p>0,1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Vétérinaire</text:p>
          </table:table-cell>
          <table:table-cell office:value-type="string">
            <text:p>vétérinaire ostéopath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13">
            <text:p>0,13</text:p>
          </table:table-cell>
          <table:table-cell office:value-type="float" office:value="1.36">
            <text:p>1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tegories Chien</text:p>
          </table:table-cell>
          <table:table-cell office:value-type="string">
            <text:p>categories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3">
            <text:p>0,13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trouver un animal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3">
            <text:p>0,1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canin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4">
            <text:p>0,1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 Massage</text:p>
          </table:table-cell>
          <table:table-cell office:value-type="string">
            <text:p>massag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massag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fatig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5">
            <text:p>0,1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Ostéopathie</text:p>
          </table:table-cell>
          <table:table-cell office:value-type="string">
            <text:p>ostéopathi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16">
            <text:p>0,16</text:p>
          </table:table-cell>
          <table:table-cell office:value-type="float" office:value="2.04">
            <text:p>2,0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16">
            <text:p>0,16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16">
            <text:p>0,1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trouv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6">
            <text:p>0,16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lmer</text:p>
          </table:table-cell>
          <table:table-cell office:value-type="string">
            <text:p>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17">
            <text:p>0,17</text:p>
          </table:table-cell>
          <table:table-cell office:value-type="float" office:value="1.57">
            <text:p>1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et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Les Chiens</text:p>
          </table:table-cell>
          <table:table-cell office:value-type="string">
            <text:p>tex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17">
            <text:p>0,1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massothérap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omportement Chien</text:p>
          </table:table-cell>
          <table:table-cell office:value-type="string">
            <text:p>comportements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xiété</text:p>
          </table:table-cell>
          <table:table-cell office:value-type="string">
            <text:p>calmer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s agressif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7">
            <text:p>0,1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4">
          <table:table-cell table:style-name="ce2" office:value-type="string">
            <text:p>Chien</text:p>
          </table:table-cell>
          <table:table-cell table:style-name="ce2" office:value-type="string">
            <text:p>chien fatigue</text:p>
          </table:table-cell>
          <table:table-cell table:style-name="ce2" office:value-type="string">
            <text:p>Broad</text:p>
          </table:table-cell>
          <table:table-cell table:style-name="ce2" office:value-type="string">
            <text:p>EUR</text:p>
          </table:table-cell>
          <table:table-cell table:style-name="ce2"/>
          <table:table-cell table:style-name="ce2" office:value-type="float" office:value="20">
            <text:p>20</text:p>
          </table:table-cell>
          <table:table-cell table:style-name="ce2" office:value-type="float" office:value="0.18">
            <text:p>0,18</text:p>
          </table:table-cell>
          <table:table-cell table:style-name="ce2" office:value-type="float" office:value="3.22">
            <text:p>3,22</text:p>
          </table:table-cell>
          <table:table-cell table:style-name="ce2" office:value-type="float" office:value="0">
            <text:p>0</text:p>
          </table:table-cell>
          <table:table-cell table:style-name="ce2"/>
          <table:table-cell table:style-name="ce2" office:value-type="string">
            <text:p>x</text:p>
          </table:table-cell>
          <table:table-cell table:style-name="ce2" office:value-type="string">
            <text:p>article</text:p>
          </table:table-cell>
          <table:table-cell table:style-name="ce2" office:value-type="string">
            <text:p><text:a xlink:href="http://www.chien-calme.com/actualites/fatigue-chien/">http://www.chien-calme.com/actualites/fatigue-chien/</text:a></text:p>
            <text:p/>
            <text:p>http://www.chien-calme.com/actualites/langage_corporel_canin_fatigue/</text:p>
          </table:table-cell>
          <table:table-cell table:style-name="ce2"/>
          <table:table-cell table:number-columns-repeated="2" table:style-name="ce2" office:value-type="float" office:value="2">
            <text:p>2</text:p>
          </table:table-cell>
          <table:table-cell table:style-name="ce2" table:number-columns-repeated="1008"/>
        </table:table-row>
        <table:table-row table:style-name="ro1">
          <table:table-cell office:value-type="string">
            <text:p>Chien</text:p>
          </table:table-cell>
          <table:table-cell office:value-type="string">
            <text:p>pet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18">
            <text:p>0,18</text:p>
          </table:table-cell>
          <table:table-cell office:value-type="float" office:value="1.12">
            <text:p>1,1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l</text:p>
          </table:table-cell>
          <table:table-cell office:value-type="string">
            <text:p>animal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nin</text:p>
          </table:table-cell>
          <table:table-cell office:value-type="string">
            <text:p>chien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hypnos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vie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18">
            <text:p>0,1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3">
          <table:table-cell table:style-name="ce3" office:value-type="string">
            <text:p>Chien Massage</text:p>
          </table:table-cell>
          <table:table-cell table:style-name="ce3" office:value-type="string">
            <text:p>massage pour chien</text:p>
          </table:table-cell>
          <table:table-cell table:style-name="ce3" office:value-type="string">
            <text:p>Broad</text:p>
          </table:table-cell>
          <table:table-cell table:style-name="ce3" office:value-type="string">
            <text:p>EUR</text:p>
          </table:table-cell>
          <table:table-cell table:style-name="ce3"/>
          <table:table-cell table:style-name="ce3" office:value-type="float" office:value="140">
            <text:p>140</text:p>
          </table:table-cell>
          <table:table-cell table:style-name="ce3" office:value-type="float" office:value="0.2">
            <text:p>0,2</text:p>
          </table:table-cell>
          <table:table-cell table:style-name="ce3" office:value-type="float" office:value="4.51">
            <text:p>4,51</text:p>
          </table:table-cell>
          <table:table-cell table:style-name="ce3" office:value-type="float" office:value="0">
            <text:p>0</text:p>
          </table:table-cell>
          <table:table-cell table:style-name="ce3"/>
          <table:table-cell table:style-name="ce3" office:value-type="string">
            <text:p>x</text:p>
          </table:table-cell>
          <table:table-cell table:style-name="ce3" office:value-type="string">
            <text:p>catégorie</text:p>
          </table:table-cell>
          <table:table-cell table:style-name="ce3" office:value-type="string">
            <text:p>http://www.chien-calme.com/pages/massage/</text:p>
          </table:table-cell>
          <table:table-cell table:style-name="ce3"/>
          <table:table-cell table:style-name="ce3" office:value-type="float" office:value="3">
            <text:p>3</text:p>
          </table:table-cell>
          <table:table-cell table:style-name="ce3" office:value-type="float" office:value="2">
            <text:p>2</text:p>
          </table:table-cell>
          <table:table-cell table:style-name="ce3" table:number-columns-repeated="1008"/>
        </table:table-row>
        <table:table-row table:style-name="ro1">
          <table:table-cell office:value-type="string">
            <text:p>Pour Chien</text:p>
          </table:table-cell>
          <table:table-cell office:value-type="string">
            <text:p>toilett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2">
            <text:p>0,2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Tout Chien</text:p>
          </table:table-cell>
          <table:table-cell office:value-type="string">
            <text:p>tout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2">
            <text:p>0,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petit chien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2">
            <text:p>0,2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ment calmer une angoi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Animaux De Compagnie</text:p>
          </table:table-cell>
          <table:table-cell office:value-type="string">
            <text:p>les animaux de compag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">
            <text:p>0,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De Chien</text:p>
          </table:table-cell>
          <table:table-cell office:value-type="string">
            <text:p>so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21">
            <text:p>0,21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tress</text:p>
          </table:table-cell>
          <table:table-cell office:value-type="string">
            <text:p>massage 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nxieu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1">
            <text:p>0,2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Stress</text:p>
          </table:table-cell>
          <table:table-cell office:value-type="string">
            <text:p>suppri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2">
            <text:p>0,22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almer</text:p>
          </table:table-cell>
          <table:table-cell office:value-type="string">
            <text:p>comment calmer un chien anxie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Pour Animaux</text:p>
          </table:table-cell>
          <table:table-cell office:value-type="string">
            <text:p>massag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2">
            <text:p>0,2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string">
            <text:p>Chien</text:p>
          </table:table-cell>
          <table:table-cell office:value-type="string">
            <text:p>chien angoiss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insomni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3">
            <text:p>0,2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chien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24">
            <text:p>0,24</text:p>
          </table:table-cell>
          <table:table-cell office:value-type="float" office:value="1.72">
            <text:p>1,7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le comportement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4">
            <text:p>0,24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lmer</text:p>
          </table:table-cell>
          <table:table-cell office:value-type="string">
            <text:p>pour calme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4">
            <text:p>0,2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canin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ou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le chien agress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5">
            <text:p>0,2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26">
            <text:p>0,26</text:p>
          </table:table-cell>
          <table:table-cell office:value-type="float" office:value="0.11">
            <text:p>0,1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6">
            <text:p>0,2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goiss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mportement Chien</text:p>
          </table:table-cell>
          <table:table-cell office:value-type="string">
            <text:p>comportement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</text:p>
          </table:table-cell>
          <table:table-cell office:value-type="string">
            <text:p>pour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7">
            <text:p>0,2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28">
            <text:p>0,28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on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8">
            <text:p>0,2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anxiété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29">
            <text:p>0,2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rhumatism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29">
            <text:p>0,2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iffeu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">
            <text:p>0,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s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31">
            <text:p>0,3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ven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31">
            <text:p>0,3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contre le stre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1">
            <text:p>0,3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vend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32">
            <text:p>0,32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animal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2">
            <text:p>0,32</text:p>
          </table:table-cell>
          <table:table-cell office:value-type="float" office:value="0.05">
            <text:p>0,0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contre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33">
            <text:p>0,33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3">
            <text:p>0,33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isax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33">
            <text:p>0,3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35">
            <text:p>0,35</text:p>
          </table:table-cell>
          <table:table-cell office:value-type="float" office:value="0.07">
            <text:p>0,0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stress osté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6">
            <text:p>0,3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comportement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37">
            <text:p>0,37</text:p>
          </table:table-cell>
          <table:table-cell office:value-type="float" office:value="0.95">
            <text:p>0,9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adop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0.37">
            <text:p>0,37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hypn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37">
            <text:p>0,3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chien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8">
            <text:p>0,38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39">
            <text:p>0,39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achet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">
            <text:p>0,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s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">
            <text:p>0,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eur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42">
            <text:p>0,42</text:p>
          </table:table-cell>
          <table:table-cell office:value-type="float" office:value="1.25">
            <text:p>1,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trouver chien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2">
            <text:p>0,4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elevag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43">
            <text:p>0,43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3">
            <text:p>0,43</text:p>
          </table:table-cell>
          <table:table-cell office:value-type="float" office:value="0.86">
            <text:p>0,8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3">
            <text:p>0,43</text:p>
          </table:table-cell>
          <table:table-cell office:value-type="float" office:value="0.82">
            <text:p>0,8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lmer</text:p>
          </table:table-cell>
          <table:table-cell office:value-type="string">
            <text:p>calmer angoiss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3">
            <text:p>0,4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et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44">
            <text:p>0,44</text:p>
          </table:table-cell>
          <table:table-cell office:value-type="float" office:value="2.06">
            <text:p>2,0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45">
            <text:p>0,45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hypnose contr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office:value-type="float" office:value="0.85">
            <text:p>0,8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a adopt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46">
            <text:p>0,4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6">
            <text:p>0,4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ulag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anxiété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47">
            <text:p>0,4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acheter homéopath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7">
            <text:p>0,4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s Chiens</text:p>
          </table:table-cell>
          <table:table-cell office:value-type="string">
            <text:p>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47">
            <text:p>0,4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ot</text:p>
          </table:table-cell>
          <table:table-cell office:value-type="string">
            <text:p>chiot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2100">
            <text:p>12100</text:p>
          </table:table-cell>
          <table:table-cell office:value-type="float" office:value="0.48">
            <text:p>0,48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agasin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48">
            <text:p>0,4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</text:p>
          </table:table-cell>
          <table:table-cell office:value-type="string">
            <text:p>ostéopathe anima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4.5">
            <text:p>4,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Anxiété</text:p>
          </table:table-cell>
          <table:table-cell office:value-type="string">
            <text:p>stress anxié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49">
            <text:p>0,49</text:p>
          </table:table-cell>
          <table:table-cell office:value-type="float" office:value="1.5">
            <text:p>1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homeopathi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49">
            <text:p>0,49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49">
            <text:p>0,49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a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49">
            <text:p>0,4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">
            <text:p>0,5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1">
            <text:p>0,51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1">
            <text:p>0,5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1">
            <text:p>0,51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soulag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medica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1">
            <text:p>0,5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ostéopathe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52">
            <text:p>0,52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p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52">
            <text:p>0,52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que faire pour le stres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s a donn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52">
            <text:p>0,52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2">
            <text:p>0,5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2">
            <text:p>0,52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table:style-name="ce4" office:value-type="string">
            <text:p>Canin</text:p>
          </table:table-cell>
          <table:table-cell table:style-name="ce4" office:value-type="string">
            <text:p>ostéopathe canin</text:p>
          </table:table-cell>
          <table:table-cell table:style-name="ce4" office:value-type="string">
            <text:p>Broad</text:p>
          </table:table-cell>
          <table:table-cell table:style-name="ce4" office:value-type="string">
            <text:p>EUR</text:p>
          </table:table-cell>
          <table:table-cell table:style-name="ce4"/>
          <table:table-cell table:style-name="ce4" office:value-type="float" office:value="260">
            <text:p>260</text:p>
          </table:table-cell>
          <table:table-cell table:style-name="ce4" office:value-type="float" office:value="0.53">
            <text:p>0,53</text:p>
          </table:table-cell>
          <table:table-cell table:style-name="ce4" office:value-type="float" office:value="1.63">
            <text:p>1,63</text:p>
          </table:table-cell>
          <table:table-cell table:style-name="ce4" office:value-type="float" office:value="0">
            <text:p>0</text:p>
          </table:table-cell>
          <table:table-cell table:style-name="ce4"/>
          <table:table-cell table:style-name="ce4" office:value-type="string">
            <text:p>x</text:p>
          </table:table-cell>
          <table:table-cell table:style-name="ce4" office:value-type="string">
            <text:p>article</text:p>
          </table:table-cell>
          <table:table-cell table:style-name="ce4" office:value-type="string">
            <text:p>5 conseils pour bien choisir son ostheopathe canin</text:p>
          </table:table-cell>
          <table:table-cell table:style-name="ce4"/>
          <table:table-cell table:style-name="ce4" office:value-type="float" office:value="1">
            <text:p>1</text:p>
          </table:table-cell>
          <table:table-cell table:style-name="ce4" table:number-columns-repeated="1007"/>
          <table:table-cell table:number-columns-repeated="2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3">
            <text:p>0,53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3">
            <text:p>0,5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erophag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3">
            <text:p>0,53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3">
            <text:p>0,5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4">
            <text:p>0,54</text:p>
          </table:table-cell>
          <table:table-cell office:value-type="float" office:value="1.18">
            <text:p>1,1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homéopathiqu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4">
            <text:p>0,54</text:p>
          </table:table-cell>
          <table:table-cell office:value-type="float" office:value="0.67">
            <text:p>0,6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4">
            <text:p>0,54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cn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55">
            <text:p>0,55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55">
            <text:p>0,55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le 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5">
            <text:p>0,55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arthrose naturel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5">
            <text:p>0,55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molo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5">
            <text:p>0,55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5">
            <text:p>0,55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56">
            <text:p>0,56</text:p>
          </table:table-cell>
          <table:table-cell office:value-type="float" office:value="1.38">
            <text:p>1,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1.03">
            <text:p>1,0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éopathi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56">
            <text:p>0,5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s rhumatism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6">
            <text:p>0,56</text:p>
          </table:table-cell>
          <table:table-cell office:value-type="float" office:value="0.02">
            <text:p>0,0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</text:p>
          </table:table-cell>
          <table:table-cell office:value-type="string">
            <text:p>insomnie remede nature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6">
            <text:p>0,5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57">
            <text:p>0,5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emoroi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bat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57">
            <text:p>0,57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7">
            <text:p>0,57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Chien</text:p>
          </table:table-cell>
          <table:table-cell office:value-type="string">
            <text:p>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57">
            <text:p>0,57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58">
            <text:p>0,58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voiture à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58">
            <text:p>0,58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59">
            <text:p>0,5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ev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">
            <text:p>0,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comment soign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6">
            <text:p>0,6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 Massage</text:p>
          </table:table-cell>
          <table:table-cell office:value-type="string">
            <text:p>massag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">
            <text:p>0,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r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3.45">
            <text:p>3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accuei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1">
            <text:p>0,61</text:p>
          </table:table-cell>
          <table:table-cell office:value-type="float" office:value="1.28">
            <text:p>1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hémorroï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1">
            <text:p>0,6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2200">
            <text:p>22200</text:p>
          </table:table-cell>
          <table:table-cell office:value-type="float" office:value="0.61">
            <text:p>0,61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61">
            <text:p>0,61</text:p>
          </table:table-cell>
          <table:table-cell office:value-type="float" office:value="0.18">
            <text:p>0,1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d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1">
            <text:p>0,6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62">
            <text:p>0,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98">
            <text:p>0,9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medicamen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2">
            <text:p>0,62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2">
            <text:p>0,62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s Acouphènes</text:p>
          </table:table-cell>
          <table:table-cell office:value-type="string">
            <text:p>traiter les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2">
            <text:p>0,6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2">
            <text:p>0,62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62">
            <text:p>0,6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le psoriasis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2">
            <text:p>0,6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animali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3">
            <text:p>0,63</text:p>
          </table:table-cell>
          <table:table-cell office:value-type="float" office:value="1.29">
            <text:p>1,2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homeopath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3">
            <text:p>0,63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insom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3">
            <text:p>0,63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isane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63">
            <text:p>0,63</text:p>
          </table:table-cell>
          <table:table-cell office:value-type="float" office:value="0.61">
            <text:p>0,6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èd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3">
            <text:p>0,63</text:p>
          </table:table-cell>
          <table:table-cell office:value-type="float" office:value="0.25">
            <text:p>0,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hien santé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4">
            <text:p>0,64</text:p>
          </table:table-cell>
          <table:table-cell office:value-type="float" office:value="2.57">
            <text:p>2,57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93">
            <text:p>0,9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sommei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5">
            <text:p>0,65</text:p>
          </table:table-cell>
          <table:table-cell office:value-type="float" office:value="0.83">
            <text:p>0,8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65">
            <text:p>0,6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trait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5">
            <text:p>0,6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 et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6">
            <text:p>0,6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homeopathi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6">
            <text:p>0,66</text:p>
          </table:table-cell>
          <table:table-cell office:value-type="float" office:value="0.29">
            <text:p>0,2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7">
            <text:p>0,67</text:p>
          </table:table-cell>
          <table:table-cell office:value-type="float" office:value="0.04">
            <text:p>0,0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can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2.39">
            <text:p>2,39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Du Chien</text:p>
          </table:table-cell>
          <table:table-cell office:value-type="string">
            <text:p>stress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68">
            <text:p>0,6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magasin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68">
            <text:p>0,68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pagophyt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68">
            <text:p>0,68</text:p>
          </table:table-cell>
          <table:table-cell office:value-type="float" office:value="0.37">
            <text:p>0,3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68">
            <text:p>0,68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table:number-columns-repeated="2"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es cramp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69">
            <text:p>0,69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69">
            <text:p>0,6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69">
            <text:p>0,6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ica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69">
            <text:p>0,69</text:p>
          </table:table-cell>
          <table:table-cell office:value-type="float" office:value="0.15">
            <text:p>0,1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plante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69">
            <text:p>0,69</text:p>
          </table:table-cell>
          <table:table-cell office:value-type="float" office:value="0.14">
            <text:p>0,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">
            <text:p>0,7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rosacé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">
            <text:p>0,7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">
            <text:p>0,7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 Psoriasis</text:p>
          </table:table-cell>
          <table:table-cell office:value-type="string">
            <text:p>comment soigner un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">
            <text:p>0,7</text:p>
          </table:table-cell>
          <table:table-cell office:value-type="float" office:value="0.27">
            <text:p>0,2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acouphe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1">
            <text:p>0,7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1">
            <text:p>0,7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 Psoriasis</text:p>
          </table:table-cell>
          <table:table-cell office:value-type="string">
            <text:p>remede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1">
            <text:p>0,71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72">
            <text:p>0,72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2">
            <text:p>0,72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2">
            <text:p>0,7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la 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2">
            <text:p>0,72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r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3">
            <text:p>0,7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ntre le cholesté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3">
            <text:p>0,7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medica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3">
            <text:p>0,73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3">
            <text:p>0,73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remed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3">
            <text:p>0,73</text:p>
          </table:table-cell>
          <table:table-cell office:value-type="float" office:value="0.2">
            <text:p>0,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4">
            <text:p>0,74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74">
            <text:p>0,7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4">
            <text:p>0,7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oupe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5">
            <text:p>0,75</text:p>
          </table:table-cell>
          <table:table-cell office:value-type="float" office:value="1.54">
            <text:p>1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impuiss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en lig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5">
            <text:p>0,75</text:p>
          </table:table-cell>
          <table:table-cell office:value-type="float" office:value="0.69">
            <text:p>0,6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5">
            <text:p>0,75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efficac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5">
            <text:p>0,75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5">
            <text:p>0,75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ede contre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5">
            <text:p>0,75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fournisseur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5">
            <text:p>0,75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ot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6">
            <text:p>0,76</text:p>
          </table:table-cell>
          <table:table-cell office:value-type="float" office:value="0.91">
            <text:p>0,9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Homéopathie</text:p>
          </table:table-cell>
          <table:table-cell office:value-type="string">
            <text:p>homeopathie pour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6">
            <text:p>0,76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comment guérir du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6">
            <text:p>0,76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traitement contre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76">
            <text:p>0,7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6">
            <text:p>0,76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site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6">
            <text:p>0,76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1.44">
            <text:p>1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iens et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7">
            <text:p>0,7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emède</text:p>
          </table:table-cell>
          <table:table-cell office:value-type="string">
            <text:p>remède acouphèn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lante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7">
            <text:p>0,77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77">
            <text:p>0,7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ransa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77">
            <text:p>0,77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77">
            <text:p>0,77</text:p>
          </table:table-cell>
          <table:table-cell office:value-type="float" office:value="0.31">
            <text:p>0,3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varic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7">
            <text:p>0,7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pour constip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diffuse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8">
            <text:p>0,78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78">
            <text:p>0,78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78">
            <text:p>0,78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8">
            <text:p>0,78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comment 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79">
            <text:p>0,79</text:p>
          </table:table-cell>
          <table:table-cell office:value-type="float" office:value="1.3">
            <text:p>1,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79">
            <text:p>0,7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79">
            <text:p>0,7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79">
            <text:p>0,79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79">
            <text:p>0,79</text:p>
          </table:table-cell>
          <table:table-cell office:value-type="float" office:value="0.24">
            <text:p>0,2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1.17">
            <text:p>1,1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arican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">
            <text:p>0,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Le Psoriasis</text:p>
          </table:table-cell>
          <table:table-cell office:value-type="string">
            <text:p>comment guéri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">
            <text:p>0,8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de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">
            <text:p>0,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s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1">
            <text:p>0,81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1">
            <text:p>0,81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1">
            <text:p>0,8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1">
            <text:p>0,81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lux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1">
            <text:p>0,8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école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devenir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1.09">
            <text:p>1,0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82">
            <text:p>0,8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2">
            <text:p>0,8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s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nimalerie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900">
            <text:p>9900</text:p>
          </table:table-cell>
          <table:table-cell office:value-type="float" office:value="0.82">
            <text:p>0,8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materiel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2">
            <text:p>0,82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grossis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2">
            <text:p>0,82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traitement contre le vitiligo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2">
            <text:p>0,82</text:p>
          </table:table-cell>
          <table:table-cell office:value-type="float" office:value="0.19">
            <text:p>0,1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a cellulit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2">
            <text:p>0,82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3">
            <text:p>0,8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3">
            <text:p>0,83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accessoir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3">
            <text:p>0,83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ytothérap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3">
            <text:p>0,83</text:p>
          </table:table-cell>
          <table:table-cell office:value-type="float" office:value="0.17">
            <text:p>0,1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ev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4">
            <text:p>0,84</text:p>
          </table:table-cell>
          <table:table-cell office:value-type="float" office:value="1.35">
            <text:p>1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rre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ite Chien</text:p>
          </table:table-cell>
          <table:table-cell office:value-type="string">
            <text:p>sit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comment soigner le cholesterol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obj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4">
            <text:p>0,84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4">
            <text:p>0,8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equip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4">
            <text:p>0,8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4">
            <text:p>0,84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84">
            <text:p>0,8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4">
            <text:p>0,84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oigner</text:p>
          </table:table-cell>
          <table:table-cell office:value-type="string">
            <text:p>soigner la calvit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1.77">
            <text:p>1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Stress</text:p>
          </table:table-cell>
          <table:table-cell office:value-type="string">
            <text:p>stres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animaux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5">
            <text:p>0,85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vente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5">
            <text:p>0,85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ica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5">
            <text:p>0,85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devis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7.47">
            <text:p>7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Pour</text:p>
          </table:table-cell>
          <table:table-cell office:value-type="string">
            <text:p>ostéopathe pour animaux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2.75">
            <text:p>2,7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1.59">
            <text:p>1,5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grossist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6">
            <text:p>0,8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6">
            <text:p>0,86</text:p>
          </table:table-cell>
          <table:table-cell office:value-type="float" office:value="0.59">
            <text:p>0,5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6">
            <text:p>0,86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86">
            <text:p>0,86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86">
            <text:p>0,86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boutiqu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6">
            <text:p>0,86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6">
            <text:p>0,86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isane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6">
            <text:p>0,86</text:p>
          </table:table-cell>
          <table:table-cell office:value-type="float" office:value="0.21">
            <text:p>0,2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formation ostéopathie équ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2.01">
            <text:p>2,0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ostéopathe équin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7">
            <text:p>0,87</text:p>
          </table:table-cell>
          <table:table-cell office:value-type="float" office:value="1.78">
            <text:p>1,7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cket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1.46">
            <text:p>1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que f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eczem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7">
            <text:p>0,87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de dress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7">
            <text:p>0,87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romenad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7">
            <text:p>0,8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isc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0.87">
            <text:p>0,87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ttel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ot</text:p>
          </table:table-cell>
          <table:table-cell office:value-type="string">
            <text:p>accessoire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7">
            <text:p>0,87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s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7">
            <text:p>0,87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87">
            <text:p>0,87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insul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7">
            <text:p>0,87</text:p>
          </table:table-cell>
          <table:table-cell office:value-type="float" office:value="0.22">
            <text:p>0,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if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6.63">
            <text:p>6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devis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5.39">
            <text:p>5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8">
            <text:p>0,88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8">
            <text:p>0,88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8">
            <text:p>0,88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88">
            <text:p>0,88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traite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8">
            <text:p>0,88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le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8">
            <text:p>0,88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6.25">
            <text:p>6,2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nimaux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6.03">
            <text:p>6,0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89">
            <text:p>0,89</text:p>
          </table:table-cell>
          <table:table-cell office:value-type="float" office:value="1.62">
            <text:p>1,6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1.33">
            <text:p>1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vainc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1.22">
            <text:p>1,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ete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89">
            <text:p>0,89</text:p>
          </table:table-cell>
          <table:table-cell office:value-type="float" office:value="0.72">
            <text:p>0,7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de lux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89">
            <text:p>0,89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89">
            <text:p>0,89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articl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89">
            <text:p>0,8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89">
            <text:p>0,8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89">
            <text:p>0,8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89">
            <text:p>0,89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89">
            <text:p>0,8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ien pour voitu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89">
            <text:p>0,89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7.93">
            <text:p>7,9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forum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6.64">
            <text:p>6,6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6.17">
            <text:p>6,1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">
            <text:p>0,9</text:p>
          </table:table-cell>
          <table:table-cell office:value-type="float" office:value="6.16">
            <text:p>6,1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d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5.63">
            <text:p>5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forum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4.99">
            <text:p>4,9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">
            <text:p>0,9</text:p>
          </table:table-cell>
          <table:table-cell office:value-type="float" office:value="0.92">
            <text:p>0,9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77">
            <text:p>0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gro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300">
            <text:p>1300</text:p>
          </table:table-cell>
          <table:table-cell office:value-type="float" office:value="0.9">
            <text:p>0,9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">
            <text:p>0,9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">
            <text:p>0,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apht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">
            <text:p>0,9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chien accesso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boutique animaux en lig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arthro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">
            <text:p>0,9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w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">
            <text:p>0,9</text:p>
          </table:table-cell>
          <table:table-cell office:value-type="float" office:value="0.26">
            <text:p>0,2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d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8.27">
            <text:p>8,2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7.7">
            <text:p>7,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7.6">
            <text:p>7,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83">
            <text:p>6,8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1">
            <text:p>0,91</text:p>
          </table:table-cell>
          <table:table-cell office:value-type="float" office:value="6.68">
            <text:p>6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tarif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6.14">
            <text:p>6,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formation ostéopathe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2.28">
            <text:p>2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1">
            <text:p>0,91</text:p>
          </table:table-cell>
          <table:table-cell office:value-type="float" office:value="1.68">
            <text:p>1,6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1.19">
            <text:p>1,1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étude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1">
            <text:p>0,91</text:p>
          </table:table-cell>
          <table:table-cell office:value-type="float" office:value="0.96">
            <text:p>0,9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out Chien</text:p>
          </table:table-cell>
          <table:table-cell office:value-type="string">
            <text:p>tou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1">
            <text:p>0,91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Chien</text:p>
          </table:table-cell>
          <table:table-cell office:value-type="string">
            <text:p>magasin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boutique du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1">
            <text:p>0,91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quip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1">
            <text:p>0,91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2">
            <text:p>0,92</text:p>
          </table:table-cell>
          <table:table-cell office:value-type="float" office:value="6.9">
            <text:p>6,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2">
            <text:p>0,92</text:p>
          </table:table-cell>
          <table:table-cell office:value-type="float" office:value="6.87">
            <text:p>6,8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6600">
            <text:p>6600</text:p>
          </table:table-cell>
          <table:table-cell office:value-type="float" office:value="0.92">
            <text:p>0,92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2">
            <text:p>0,92</text:p>
          </table:table-cell>
          <table:table-cell office:value-type="float" office:value="6.22">
            <text:p>6,2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limentati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2">
            <text:p>0,92</text:p>
          </table:table-cell>
          <table:table-cell office:value-type="float" office:value="1.51">
            <text:p>1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nourritu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1.47">
            <text:p>1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2">
            <text:p>0,92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2">
            <text:p>0,92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chien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2">
            <text:p>0,92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oires</text:p>
          </table:table-cell>
          <table:table-cell office:value-type="string">
            <text:p>accesoir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2">
            <text:p>0,92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ai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2">
            <text:p>0,92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 Chien</text:p>
          </table:table-cell>
          <table:table-cell office:value-type="string">
            <text:p>chien bou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2">
            <text:p>0,92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2">
            <text:p>0,92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toilettag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2">
            <text:p>0,92</text:p>
          </table:table-cell>
          <table:table-cell office:value-type="float" office:value="0.28">
            <text:p>0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8.11">
            <text:p>8,1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hien assuran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7.69">
            <text:p>7,6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3">
            <text:p>0,93</text:p>
          </table:table-cell>
          <table:table-cell office:value-type="float" office:value="7.55">
            <text:p>7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comparateur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7.26">
            <text:p>7,2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santé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13">
            <text:p>7,1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3">
            <text:p>0,93</text:p>
          </table:table-cell>
          <table:table-cell office:value-type="float" office:value="7.02">
            <text:p>7,0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0.93">
            <text:p>0,93</text:p>
          </table:table-cell>
          <table:table-cell office:value-type="float" office:value="6.84">
            <text:p>6,8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comparateur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6.8">
            <text:p>6,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parat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3">
            <text:p>0,93</text:p>
          </table:table-cell>
          <table:table-cell office:value-type="float" office:value="6.41">
            <text:p>6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assurance mutuell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3">
            <text:p>0,93</text:p>
          </table:table-cell>
          <table:table-cell office:value-type="float" office:value="6.24">
            <text:p>6,2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3">
            <text:p>0,93</text:p>
          </table:table-cell>
          <table:table-cell office:value-type="float" office:value="6.08">
            <text:p>6,0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roquett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0.93">
            <text:p>0,93</text:p>
          </table:table-cell>
          <table:table-cell office:value-type="float" office:value="1.88">
            <text:p>1,88</text:p>
          </table:table-cell>
          <table:table-cell office:value-type="float" office:value="0">
            <text:p>0</text:p>
          </table:table-cell>
          <table:table-cell/>
          <table:table-cell office:value-type="string">
            <text:p>x</text:p>
          </table:table-cell>
          <table:table-cell table:number-columns-repeated="1013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1.07">
            <text:p>1,0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3">
            <text:p>0,93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s vétérinair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7">
            <text:p>0,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e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3">
            <text:p>0,93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3">
            <text:p>0,93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3">
            <text:p>0,93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accessoire pour chien de chas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accessoires bouledogue franca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3">
            <text:p>0,93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3">
            <text:p>0,93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tiqu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3">
            <text:p>0,93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93">
            <text:p>6,9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maladi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6.23">
            <text:p>6,2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6.05">
            <text:p>6,0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r m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4">
            <text:p>0,94</text:p>
          </table:table-cell>
          <table:table-cell office:value-type="float" office:value="5.48">
            <text:p>5,4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comment assurer so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4.79">
            <text:p>4,7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combat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1.14">
            <text:p>1,1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èd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4">
            <text:p>0,94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traitement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4">
            <text:p>0,94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hat accessoir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4">
            <text:p>0,94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4">
            <text:p>0,94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4">
            <text:p>0,94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vetements pour chihuahua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4">
            <text:p>0,94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ot</text:p>
          </table:table-cell>
          <table:table-cell office:value-type="string">
            <text:p>vetement pour chio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eriel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4">
            <text:p>0,94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ll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4">
            <text:p>0,94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étérinaire</text:p>
          </table:table-cell>
          <table:table-cell office:value-type="string">
            <text:p>produit vétérinair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4">
            <text:p>0,94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iso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4">
            <text:p>0,94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5">
            <text:p>0,95</text:p>
          </table:table-cell>
          <table:table-cell office:value-type="float" office:value="8.16">
            <text:p>8,1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5">
            <text:p>0,95</text:p>
          </table:table-cell>
          <table:table-cell office:value-type="float" office:value="7.77">
            <text:p>7,7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7.71">
            <text:p>7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7.28">
            <text:p>7,2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6.85">
            <text:p>6,8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5.52">
            <text:p>5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remed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65">
            <text:p>1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solutions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5">
            <text:p>0,95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0.95">
            <text:p>0,95</text:p>
          </table:table-cell>
          <table:table-cell office:value-type="float" office:value="1.39">
            <text:p>1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contre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5">
            <text:p>0,95</text:p>
          </table:table-cell>
          <table:table-cell office:value-type="float" office:value="1.26">
            <text:p>1,2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0.95">
            <text:p>0,95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 de ve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73">
            <text:p>0,7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5">
            <text:p>0,95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endentif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5">
            <text:p>0,95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6">
            <text:p>0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80">
            <text:p>480</text:p>
          </table:table-cell>
          <table:table-cell office:value-type="float" office:value="0.95">
            <text:p>0,95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5">
            <text:p>0,95</text:p>
          </table:table-cell>
          <table:table-cell office:value-type="float" office:value="0.53">
            <text:p>0,5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6.94">
            <text:p>6,9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6.81">
            <text:p>6,8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solly azar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devis assurance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6.52">
            <text:p>6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s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6.11">
            <text:p>6,1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tarif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6">
            <text:p>0,96</text:p>
          </table:table-cell>
          <table:table-cell office:value-type="float" office:value="5.95">
            <text:p>5,9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prix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6">
            <text:p>0,96</text:p>
          </table:table-cell>
          <table:table-cell office:value-type="float" office:value="5.84">
            <text:p>5,8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meilleure assura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5.61">
            <text:p>5,6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ie</text:p>
          </table:table-cell>
          <table:table-cell office:value-type="string">
            <text:p>ostéopathie équine formatio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2.8">
            <text:p>2,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Ostéopathe équin</text:p>
          </table:table-cell>
          <table:table-cell office:value-type="string">
            <text:p>formation ostéopathe équ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1.9">
            <text:p>1,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roqu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0.96">
            <text:p>0,96</text:p>
          </table:table-cell>
          <table:table-cell office:value-type="float" office:value="1.58">
            <text:p>1,5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soigner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6">
            <text:p>0,96</text:p>
          </table:table-cell>
          <table:table-cell office:value-type="float" office:value="1.49">
            <text:p>1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81">
            <text:p>0,8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Animaux</text:p>
          </table:table-cell>
          <table:table-cell office:value-type="string">
            <text:p>produit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6">
            <text:p>0,96</text:p>
          </table:table-cell>
          <table:table-cell office:value-type="float" office:value="0.8">
            <text:p>0,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Animaux</text:p>
          </table:table-cell>
          <table:table-cell office:value-type="string">
            <text:p>accessoire pour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6">
            <text:p>0,96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6">
            <text:p>0,96</text:p>
          </table:table-cell>
          <table:table-cell office:value-type="float" office:value="0.55">
            <text:p>0,5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0.96">
            <text:p>0,96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jouet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0.96">
            <text:p>0,96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il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0.96">
            <text:p>0,96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7.16">
            <text:p>7,1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7">
            <text:p>0,97</text:p>
          </table:table-cell>
          <table:table-cell office:value-type="float" office:value="6.71">
            <text:p>6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apharmaci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1.02">
            <text:p>1,0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7">
            <text:p>0,97</text:p>
          </table:table-cell>
          <table:table-cell office:value-type="float" office:value="0.68">
            <text:p>0,6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Psoriasis</text:p>
          </table:table-cell>
          <table:table-cell office:value-type="string">
            <text:p>pommade pour psoriasi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64">
            <text:p>0,6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46">
            <text:p>0,4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7">
            <text:p>0,97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articles cani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7">
            <text:p>0,97</text:p>
          </table:table-cell>
          <table:table-cell office:value-type="float" office:value="0.4">
            <text:p>0,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ipi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0.97">
            <text:p>0,97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yjam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7">
            <text:p>0,97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hrose Pour</text:p>
          </table:table-cell>
          <table:table-cell office:value-type="string">
            <text:p>médicament pour arthro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7">
            <text:p>0,97</text:p>
          </table:table-cell>
          <table:table-cell office:value-type="float" office:value="0.3">
            <text:p>0,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8">
            <text:p>0,98</text:p>
          </table:table-cell>
          <table:table-cell office:value-type="float" office:value="7.24">
            <text:p>7,2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produit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8">
            <text:p>0,98</text:p>
          </table:table-cell>
          <table:table-cell office:value-type="float" office:value="0.99">
            <text:p>0,9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l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89">
            <text:p>0,8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Boutiques Pour Chiens</text:p>
          </table:table-cell>
          <table:table-cell office:value-type="string">
            <text:p>boutique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78">
            <text:p>0,7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i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0.98">
            <text:p>0,98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verru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lerie</text:p>
          </table:table-cell>
          <table:table-cell office:value-type="string">
            <text:p>accessoire animaler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8">
            <text:p>0,98</text:p>
          </table:table-cell>
          <table:table-cell office:value-type="float" office:value="0.33">
            <text:p>0,3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s pour cha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0.98">
            <text:p>0,98</text:p>
          </table:table-cell>
          <table:table-cell office:value-type="float" office:value="0.1">
            <text:p>0,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7.05">
            <text:p>7,0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 pour 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4.78">
            <text:p>4,7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emede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0.99">
            <text:p>0,99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veterinai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90">
            <text:p>90</text:p>
          </table:table-cell>
          <table:table-cell office:value-type="float" office:value="0.99">
            <text:p>0,99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étemen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0.99">
            <text:p>0,99</text:p>
          </table:table-cell>
          <table:table-cell office:value-type="float" office:value="0.71">
            <text:p>0,7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êtements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63">
            <text:p>0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atérie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0">
            <text:p>50</text:p>
          </table:table-cell>
          <table:table-cell office:value-type="float" office:value="0.99">
            <text:p>0,99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roduits Chiens</text:p>
          </table:table-cell>
          <table:table-cell office:value-type="string">
            <text:p>produit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0.99">
            <text:p>0,99</text:p>
          </table:table-cell>
          <table:table-cell office:value-type="float" office:value="0.52">
            <text:p>0,5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hemorroi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8">
            <text:p>0,4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ee shi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on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0.99">
            <text:p>0,99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ats</text:p>
          </table:table-cell>
          <table:table-cell office:value-type="string">
            <text:p>accessoire pour chat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0.99">
            <text:p>0,99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om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9">
            <text:p>0,3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asquett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10">
            <text:p>210</text:p>
          </table:table-cell>
          <table:table-cell office:value-type="float" office:value="0.99">
            <text:p>0,99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pour un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9.57">
            <text:p>9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8.43">
            <text:p>8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en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7.59">
            <text:p>7,5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utuelle Chien</text:p>
          </table:table-cell>
          <table:table-cell office:value-type="string">
            <text:p>mutuelles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6.13">
            <text:p>6,1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les animaux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5.86">
            <text:p>5,8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4.34">
            <text:p>4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Chien</text:p>
          </table:table-cell>
          <table:table-cell office:value-type="string">
            <text:p>assurance chien belg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3.66">
            <text:p>3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santé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2.94">
            <text:p>2,9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s remède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1.63">
            <text:p>1,6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appareil contre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1.56">
            <text:p>1,5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1.21">
            <text:p>1,2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anti ronflement efficac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1.06">
            <text:p>1,0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s anti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7">
            <text:p>0,9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accu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9">
            <text:p>0,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ronflement trait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87">
            <text:p>0,8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traitement d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79">
            <text:p>0,7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edicament Pour</text:p>
          </table:table-cell>
          <table:table-cell office:value-type="string">
            <text:p>medicament pour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6">
            <text:p>0,7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ontre Ronflement</text:p>
          </table:table-cell>
          <table:table-cell office:value-type="string">
            <text:p>contre les ronflement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75">
            <text:p>0,7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pour chiens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shampooing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74">
            <text:p>0,7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harnai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400">
            <text:p>5400</text:p>
          </table:table-cell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ccessoires Chiens</text:p>
          </table:table-cell>
          <table:table-cell office:value-type="string">
            <text:p>accessoires pour chiens discou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vermifu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65">
            <text:p>0,6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rticles Chiens</text:p>
          </table:table-cell>
          <table:table-cell office:value-type="string">
            <text:p>article pour chiens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nimaux De Compagnie</text:p>
          </table:table-cell>
          <table:table-cell office:value-type="string">
            <text:p>produits pour animaux de compagni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loture electriqu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62">
            <text:p>0,6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roduit mauvaise halein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10">
            <text:p>110</text:p>
          </table:table-cell>
          <table:table-cell office:value-type="float" office:value="1">
            <text:p>1</text:p>
          </table:table-cell>
          <table:table-cell office:value-type="float" office:value="0.6">
            <text:p>0,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ch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58">
            <text:p>0,5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hen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harnai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600">
            <text:p>360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dentifric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7">
            <text:p>0,5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nclo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54">
            <text:p>0,5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Vetement Chien</text:p>
          </table:table-cell>
          <table:table-cell office:value-type="string">
            <text:p>vetement pour chien hello kitty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tondeus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médaill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phéromones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40">
            <text:p>40</text:p>
          </table:table-cell>
          <table:table-cell office:value-type="float" office:value="1">
            <text:p>1</text:p>
          </table:table-cell>
          <table:table-cell office:value-type="float" office:value="0.51">
            <text:p>0,5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oussin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400">
            <text:p>240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héromon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5">
            <text:p>0,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 Pas</text:p>
          </table:table-cell>
          <table:table-cell office:value-type="string">
            <text:p>accessoires chien pas che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9">
            <text:p>0,49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g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900">
            <text:p>1900</text:p>
          </table:table-cell>
          <table:table-cell office:value-type="float" office:value="1">
            <text:p>1</text:p>
          </table:table-cell>
          <table:table-cell office:value-type="float" office:value="0.47">
            <text:p>0,47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g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900">
            <text:p>2900</text:p>
          </table:table-cell>
          <table:table-cell office:value-type="float" office:value="1">
            <text:p>1</text:p>
          </table:table-cell>
          <table:table-cell office:value-type="float" office:value="0.45">
            <text:p>0,4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Ronflement</text:p>
          </table:table-cell>
          <table:table-cell office:value-type="string">
            <text:p>médicament ronflement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canapé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s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40">
            <text:p>140</text:p>
          </table:table-cell>
          <table:table-cell office:value-type="float" office:value="1">
            <text:p>1</text:p>
          </table:table-cell>
          <table:table-cell office:value-type="float" office:value="0.44">
            <text:p>0,4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Traitement Pour</text:p>
          </table:table-cell>
          <table:table-cell office:value-type="string">
            <text:p>traitement pour ménopaus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c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hien</text:p>
          </table:table-cell>
          <table:table-cell office:value-type="string">
            <text:p>cage transport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float" office:value="0.43">
            <text:p>0,43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rrier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880">
            <text:p>88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lun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70">
            <text:p>170</text:p>
          </table:table-cell>
          <table:table-cell office:value-type="float" office:value="1">
            <text:p>1</text:p>
          </table:table-cell>
          <table:table-cell office:value-type="float" office:value="0.42">
            <text:p>0,4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caisse de transport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20">
            <text:p>72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arfum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590">
            <text:p>5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fauteu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90">
            <text:p>390</text:p>
          </table:table-cell>
          <table:table-cell office:value-type="float" office:value="1">
            <text:p>1</text:p>
          </table:table-cell>
          <table:table-cell office:value-type="float" office:value="0.41">
            <text:p>0,41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De Chien</text:p>
          </table:table-cell>
          <table:table-cell office:value-type="string">
            <text:p>lunette de soleil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70">
            <text:p>7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bandana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20">
            <text:p>320</text:p>
          </table:table-cell>
          <table:table-cell office:value-type="float" office:value="1">
            <text:p>1</text:p>
          </table:table-cell>
          <table:table-cell office:value-type="float" office:value="0.38">
            <text:p>0,38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poussette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00">
            <text:p>1000</text:p>
          </table:table-cell>
          <table:table-cell office:value-type="float" office:value="1">
            <text:p>1</text:p>
          </table:table-cell>
          <table:table-cell office:value-type="float" office:value="0.36">
            <text:p>0,36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Magasin Animaux</text:p>
          </table:table-cell>
          <table:table-cell office:value-type="string">
            <text:p>pommade pour maigrir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30">
            <text:p>30</text:p>
          </table:table-cell>
          <table:table-cell office:value-type="float" office:value="1">
            <text:p>1</text:p>
          </table:table-cell>
          <table:table-cell office:value-type="float" office:value="0.35">
            <text:p>0,35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Pour Chien</text:p>
          </table:table-cell>
          <table:table-cell office:value-type="string">
            <text:p>escalier pour chie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260">
            <text:p>260</text:p>
          </table:table-cell>
          <table:table-cell office:value-type="float" office:value="1">
            <text:p>1</text:p>
          </table:table-cell>
          <table:table-cell office:value-type="float" office:value="0.34">
            <text:p>0,34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Canin</text:p>
          </table:table-cell>
          <table:table-cell office:value-type="string">
            <text:p>produits canin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0">
            <text:p>0</text:p>
          </table:table-cell>
          <table:table-cell table:number-columns-repeated="1015"/>
        </table:table-row>
        <table:table-row table:style-name="ro2">
          <table:table-cell office:value-type="string">
            <text:p>Assurance Animaux</text:p>
          </table:table-cell>
          <table:table-cell office:value-type="string">
            <text:p>assurance pour animaux domestique</text:p>
          </table:table-cell>
          <table:table-cell office:value-type="string">
            <text:p>Broad</text:p>
          </table:table-cell>
          <table:table-cell office:value-type="string">
            <text:p>EUR</text:p>
          </table:table-cell>
          <table:table-cell/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1015"/>
        </table:table-row>
      </table:table>
      <table:database-ranges>
        <table:database-range table:target-range-address="Feuille1.A2:Feuille1.AMJ1048576" table:contains-header="false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4">04/10/2016</text:date>, <text:time>22:23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04T22:23:57</dc:date>
    <meta:generator>OpenOffice/4.1.2$Unix OpenOffice.org_project/412m3$Build-9782</meta:generator>
    <meta:editing-duration>P1DT2H4M53S</meta:editing-duration>
    <meta:editing-cycles>13</meta:editing-cycles>
    <dc:creator>Jean-Christophe Lavocat</dc:creator>
    <meta:document-statistic meta:table-count="2" meta:cell-count="5181" meta:object-count="0"/>
  </office:meta>
</office:document-meta>
</file>